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  <style:map style:condition="cell-content()&lt;4" style:apply-style-name="Good" style:base-cell-address="Foglio1.C2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ce1"/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A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table:formula="of:=MAX([.$A$2];[.$B2])+[.B2]+[.A1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table:number-columns-repeated="2"/>
          <table:table-cell table:number-columns-repeated="5"/>
          <table:table-cell office:value-type="string" calcext:value-type="string">
            <text:p>a</text:p>
          </table:table-cell>
        </table:table-row>
        <calcext:conditional-formats>
          <calcext:conditional-format calcext:target-range-address="Foglio1.C2:Foglio1.C2">
            <calcext:condition calcext:apply-style-name="Good" calcext:value="&lt;4" calcext:base-cell-address="Foglio1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1">00/00/0000</text:date>, <text:time style:data-style-name="N2" text:time-value="19:01:17.152537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1T18:42:44.814885700</meta:creation-date>
    <dc:date>2026-03-01T22:00:22.496011300</dc:date>
    <meta:editing-duration>PT3H10S</meta:editing-duration>
    <meta:editing-cycles>14</meta:editing-cycles>
    <meta:generator>LibreOffice/25.8.3.2$Windows_X86_64 LibreOffice_project/8ca8d55c161d602844f5428fa4b58097424e324e</meta:generator>
    <meta:document-statistic meta:table-count="1" meta:cell-count="6" meta:object-count="0"/>
  </office:meta>
</office:document-meta>
</file>